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94567"/>
    </style:style>
    <style:style style:name="P2" style:family="paragraph" style:parent-style-name="Standard">
      <style:text-properties officeooo:paragraph-rsid="00094567"/>
    </style:style>
    <style:style style:name="P3" style:family="paragraph" style:parent-style-name="Text_20_body">
      <style:text-properties officeooo:rsid="000b95c5" officeooo:paragraph-rsid="000b95c5"/>
    </style:style>
    <style:style style:name="P4" style:family="paragraph" style:parent-style-name="Text_20_body">
      <style:text-properties officeooo:paragraph-rsid="000df654"/>
    </style:style>
    <style:style style:name="P5" style:family="paragraph" style:parent-style-name="Standard">
      <style:text-properties officeooo:paragraph-rsid="00048a0d" loext:padding="0in" loext:border="none"/>
    </style:style>
    <style:style style:name="P6" style:family="paragraph" style:parent-style-name="Heading_20_3">
      <style:text-properties officeooo:rsid="00048a0d" officeooo:paragraph-rsid="001129c7"/>
    </style:style>
    <style:style style:name="P7" style:family="paragraph" style:parent-style-name="Heading_20_3">
      <style:text-properties officeooo:paragraph-rsid="00124233"/>
    </style:style>
    <style:style style:name="P8" style:family="paragraph" style:parent-style-name="Text_20_body">
      <style:text-properties officeooo:paragraph-rsid="00124233"/>
    </style:style>
    <style:style style:name="P9" style:family="paragraph" style:parent-style-name="Text_20_body">
      <style:text-properties officeooo:rsid="000df654" officeooo:paragraph-rsid="000df654"/>
    </style:style>
    <style:style style:name="P10" style:family="paragraph" style:parent-style-name="Text_20_body">
      <style:text-properties officeooo:paragraph-rsid="000f3cdf"/>
    </style:style>
    <style:style style:name="P11" style:family="paragraph" style:parent-style-name="Text_20_body">
      <style:text-properties officeooo:paragraph-rsid="001129c7"/>
    </style:style>
    <style:style style:name="P12" style:family="paragraph" style:parent-style-name="Heading_20_3">
      <style:text-properties officeooo:paragraph-rsid="0014451f"/>
    </style:style>
    <style:style style:name="P13" style:family="paragraph" style:parent-style-name="Standard">
      <style:text-properties officeooo:paragraph-rsid="0014451f"/>
    </style:style>
    <style:style style:name="P14" style:family="paragraph" style:parent-style-name="Standard">
      <style:text-properties officeooo:rsid="00196d61" officeooo:paragraph-rsid="0014451f"/>
    </style:style>
    <style:style style:name="P15" style:family="paragraph" style:parent-style-name="Heading_20_3">
      <style:text-properties officeooo:paragraph-rsid="00198b6f"/>
    </style:style>
    <style:style style:name="P16" style:family="paragraph" style:parent-style-name="Heading_20_3">
      <style:text-properties officeooo:paragraph-rsid="001a6cd2"/>
    </style:style>
    <style:style style:name="P17" style:family="paragraph" style:parent-style-name="Standard">
      <style:text-properties officeooo:paragraph-rsid="00094567"/>
    </style:style>
    <style:style style:name="P18" style:family="paragraph" style:parent-style-name="Standard">
      <style:text-properties officeooo:paragraph-rsid="0014451f"/>
    </style:style>
    <style:style style:name="P19" style:family="paragraph" style:parent-style-name="Standard">
      <style:text-properties officeooo:paragraph-rsid="00198b6f"/>
    </style:style>
    <style:style style:name="P20" style:family="paragraph" style:parent-style-name="Standard">
      <style:text-properties officeooo:paragraph-rsid="001a6cd2"/>
    </style:style>
    <style:style style:name="P21" style:family="paragraph" style:parent-style-name="Text_20_body">
      <style:text-properties officeooo:paragraph-rsid="0015b229"/>
    </style:style>
    <style:style style:name="P22" style:family="paragraph" style:parent-style-name="Text_20_body">
      <style:text-properties officeooo:rsid="000a69ca" officeooo:paragraph-rsid="0016e137"/>
    </style:style>
    <style:style style:name="P23" style:family="paragraph" style:parent-style-name="Text_20_body">
      <style:text-properties officeooo:paragraph-rsid="0016e137"/>
    </style:style>
    <style:style style:name="P24" style:family="paragraph" style:parent-style-name="Text_20_body">
      <style:text-properties officeooo:paragraph-rsid="00198b6f"/>
    </style:style>
    <style:style style:name="P25" style:family="paragraph" style:parent-style-name="Text_20_body">
      <style:text-properties officeooo:paragraph-rsid="001a6cd2"/>
    </style:style>
    <style:style style:name="T1" style:family="text">
      <style:text-properties officeooo:rsid="000b95c5"/>
    </style:style>
    <style:style style:name="T2" style:family="text">
      <style:text-properties officeooo:rsid="000df654"/>
    </style:style>
    <style:style style:name="T3" style:family="text">
      <style:text-properties officeooo:rsid="000e50af"/>
    </style:style>
    <style:style style:name="T4" style:family="text">
      <style:text-properties officeooo:rsid="000f3cdf"/>
    </style:style>
    <style:style style:name="T5" style:family="text">
      <style:text-properties officeooo:rsid="000f8da9"/>
    </style:style>
    <style:style style:name="T6" style:family="text">
      <style:text-properties officeooo:rsid="001129c7"/>
    </style:style>
    <style:style style:name="T7" style:family="text">
      <style:text-properties officeooo:rsid="00124233"/>
    </style:style>
    <style:style style:name="T8" style:family="text">
      <style:text-properties officeooo:rsid="00196d61"/>
    </style:style>
    <style:style style:name="T9" style:family="text">
      <style:text-properties officeooo:rsid="0018bde8"/>
    </style:style>
    <style:style style:name="T10" style:family="text">
      <style:text-properties officeooo:rsid="0019e879"/>
    </style:style>
    <style:style style:name="T11" style:family="text">
      <style:text-properties officeooo:rsid="0014451f"/>
    </style:style>
    <style:style style:name="T12" style:family="text">
      <style:text-properties officeooo:rsid="0008bb9b"/>
    </style:style>
    <style:style style:name="T13" style:family="text">
      <style:text-properties officeooo:rsid="000a69ca"/>
    </style:style>
    <style:style style:name="T14" style:family="text">
      <style:text-properties officeooo:rsid="0016e137"/>
    </style:style>
    <style:style style:name="T15" style:family="text">
      <style:text-properties officeooo:rsid="00181222"/>
    </style:style>
    <style:style style:name="T16" style:family="text">
      <style:text-properties officeooo:rsid="001012fd"/>
    </style:style>
    <style:style style:name="T17" style:family="text">
      <style:text-properties officeooo:rsid="00109325"/>
    </style:style>
    <style:style style:name="T18" style:family="text">
      <style:text-properties fo:font-weight="normal" officeooo:rsid="001012fd" style:font-weight-asian="normal" style:font-weight-complex="normal"/>
    </style:style>
    <style:style style:name="T19" style:family="text">
      <style:text-properties officeooo:rsid="001cf251"/>
    </style:style>
    <style:style style:name="T20" style:family="text">
      <style:text-properties officeooo:rsid="001e4e83"/>
    </style:style>
    <style:style style:name="T21" style:family="text">
      <style:text-properties officeooo:rsid="001a6c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text:span text:style-name="Strong_20_Emphasis">Tercera Historia: "El Legado de la Resistencia"</text:span></text:h>
      <text:p text:style-name="P5"/>
      <text:p text:style-name="P1"/>
      <text:p text:style-name="P1"/>
      <text:p text:style-name="P11"><text:span text:style-name="Strong_20_Emphasis">"</text:span><text:span text:style-name="Strong_20_Emphasis"><text:span text:style-name="T6">E</text:span></text:span><text:span text:style-name="Strong_20_Emphasis">l ADN almacena la informacion de lo que somos, la memoria del Espiritu</text:span><text:span text:style-name="Strong_20_Emphasis"><text:span text:style-name="T6">.</text:span></text:span><text:span text:style-name="Strong_20_Emphasis">"</text:span></text:p>
      <text:p text:style-name="Horizontal_20_Line"/>
      <text:p text:style-name="Text_20_body"/>
      <text:p text:style-name="Text_20_body"/>
      <text:h text:style-name="P7" text:outline-level="3"><text:span text:style-name="Strong_20_Emphasis">1. </text:span><text:span text:style-name="Strong_20_Emphasis"><text:span text:style-name="T7">L</text:span></text:span><text:span text:style-name="Strong_20_Emphasis">os Registros y el Misterio de la Destrucción</text:span></text:h>
      <text:p text:style-name="P8"><text:span text:style-name="Strong_20_Emphasis"/></text:p>
      <text:p text:style-name="P3">El hombre de cristal se giro rapidamente para mirar a Elara.</text:p>
      <text:p text:style-name="P10">—¿C<text:span text:style-name="T1">omo c</text:span>onoces a ese hombre? —preguntó Kael, <text:span text:style-name="T1">con </text:span>su voz cargad<text:span text:style-name="T1">a</text:span> de incertidumbre.<text:span text:style-name="T4"> El</text:span><text:span text:style-name="T1"> rostro</text:span><text:span text:style-name="T4"> de Kael</text:span><text:span text:style-name="T1"> reflejaba una mezcla de incredulidad y temor.</text:span></text:p>
      <text:p text:style-name="P1">Elara tardó un instante en responder. </text:p>
      <text:p text:style-name="P1">—Le he visto… —dijo finalmente—. No muy lejos de aquí.</text:p>
      <text:p text:style-name="P1">—Pero estos registros tienen nueve siglos de antigüedad… —murmuró.</text:p>
      <text:p text:style-name="P1">Elara sostuvo su mirada con firmeza.</text:p>
      <text:p text:style-name="P1">—Morgerathus sigue con vida.</text:p>
      <text:p text:style-name="P1">No era una suposición. No era una posibilidad. Era un hecho, tan real y sólido como las ruinas de la ciudad que yacía sobre sus cabezas. Kael no dijo nada, pero la verdad era innegable. Aquel hombre, aquel ser que había llevado a Acquanthis a la destrucción, no era un fantasma del pasado. Seguía aquí. De alguna manera, había desafiado el tiempo.</text:p>
      <text:p text:style-name="P1">Elara respiró hondo, tratando de contener la oleada de preguntas que se agolpaban en su mente.</text:p>
      <text:p text:style-name="P1">—¿Y qué sucedió después? —preguntó—. Lo que hemos visto no explica la <text:span text:style-name="T4">destruccion</text:span> de la ciudad.</text:p>
      <text:p text:style-name="P1">Kael asintió y echó un vistazo a los tubos de cristal que aún quedaban por revisar. Solo uno permanecía intacto. Si l<text:span text:style-name="T4">os hechos que destruyeron la ciudad</text:span> había<text:span text:style-name="T4">n</text:span> sido registrad<text:span text:style-name="T4">os</text:span>,<text:span text:style-name="T4"> la informacion</text:span> debía estar allí.</text:p>
      <text:p text:style-name="P1">Sin dudarlo, lo activaron.</text:p>
      <text:p text:style-name="P1">Las imágenes se encendieron con un resplandor dorado, y ante ellos apareció una escena diferente a las anteriores. Ya no se trataba de un palacio resplandeciente ni de calles bulliciosas llenas de vida. Ahora estaban en un recinto subterráneo, una sala de piedra iluminada por lámparas de cristal. En el centro, una gran mesa de madera reunía a varios hombres y mujeres con rostros sombríos.</text:p>
      <text:p text:style-name="P1">—El consejo… —murmuró Kael.</text:p>
      <text:p text:style-name="P1"><text:soft-page-break/>Elara observó con atención. Se encontraban bajo la ciudad, en un refugio oculto donde los líderes de Acquanthis debatían los últimos acontecimientos. Sus expresiones eran graves, sus voces, tensas. Hablaban de la guerra, del enemigo, de la resistencia.</text:p>
      <text:p text:style-name="P4">Los ataques se habían multiplicado. La población, aterrorizada, había huido a las montañas. </text:p>
      <text:p text:style-name="P9">Las calles estaban desiertas.</text:p>
      <text:p text:style-name="P4"><text:span text:style-name="T2">D</text:span>entro de la ciudad solo queda<text:span text:style-name="T2">ba</text:span>n los integrantes de la resistencia y el ejercito de Morgerathus que cada vez <text:span text:style-name="T2">era</text:span> mas numeroso.</text:p>
      <text:p text:style-name="P4">Morgerathus utilizando la magia y el conocimiento de Omniscentis<text:span text:style-name="T2"> estaba</text:span> duplicando a sus soldados creando copias sin voluntad propia, demonios fieles a sus ordenes.</text:p>
      <text:p text:style-name="P4"/>
      <text:p text:style-name="P1">Entonces, una figura se levantó en la reunión.</text:p>
      <text:p text:style-name="P1">—Kael… —susurró Elara con asombro.</text:p>
      <text:p text:style-name="P1">El hombre que hablaba en la grabación era inconfundible. Tenía la misma voz, la misma presencia. Pero este Kael no era de cristal, ni su piel reflejaba la luz como el cuarzo. Este Kael era humano, de carne y hueso, vestido con la túnica de los eruditos de Acquanthis.</text:p>
      <text:p text:style-name="P1">—Ese eres tú… —dijo Elara, girándose hacia su compañero.</text:p>
      <text:p text:style-name="P1">Kael observaba la proyección con una intensidad indescriptible.</text:p>
      <text:p text:style-name="P1">—No puedo recordar eso… —respondió en voz baja—. Supongo que esa reunión ocurrió después de que se hiciera la copia.</text:p>
      <text:p text:style-name="P1">Elara sintió un escalofrío.</text:p>
      <text:p text:style-name="P4">—<text:span text:style-name="T2">Ahora veo que, en realidad, ese era Kael</text:span>.</text:p>
      <text:p text:style-name="P1">—Yo soy Aeternus.</text:p>
      <text:p text:style-name="P1">Elara no supo qué decir. Se quedó en silencio mientras la proyección continuaba.</text:p>
      <text:p text:style-name="P10">El Kael de la grabación hablaba con urgencia. El tiempo se estaba agotando. Un agente infiltrado en el palacio había traído información alarmante: Morgerathus<text:span text:style-name="T4">, utilizando el conocimiento de </text:span><text:span text:style-name="Emphasis"><text:span text:style-name="T4">Omniscientis,</text:span></text:span> estaba a punto de realizar un conjuro, un ritual que lo convertiría en invencible. Se llevaría a cabo a medianoche.</text:p>
      <text:p text:style-name="P1">—Si lo logra, ya nada podrá detenerlo —<text:span text:style-name="T3">sentencio</text:span> Kael.</text:p>
      <text:p text:style-name="P1">El consejo intercambió miradas preocupadas. La desesperación era palpable. Entonces, una nueva figura se levantó.</text:p>
      <text:p text:style-name="P1">Elara sintió un vuelco en el corazón.</text:p>
      <text:p text:style-name="P1">—No puede ser…</text:p>
      <text:p text:style-name="P1">Allí, en la grabación, de pie frente al consejo, estaba ella<text:span text:style-name="T5"> misma</text:span>.</text:p>
      <text:p text:style-name="P1"><text:soft-page-break/>—¿Esa soy yo? —preguntó Elara, sin poder apartar la mirada de la imagen.</text:p>
      <text:p text:style-name="P1">—Tenéis un gran parecido —<text:span text:style-name="T5"> respondio Kael </text:span>—. Pero su nombre era Aeloria.</text:p>
      <text:p text:style-name="P1">Elara sintió que el mundo se tambaleaba a su alrededor.</text:p>
      <text:p text:style-name="P1">—¿Quién era ella?</text:p>
      <text:p text:style-name="P1">Kael no apartó los ojos de la proyección.</text:p>
      <text:p text:style-name="P1">—Aeloria fue una mujer admirable —dijo—. Respetada, íntegra, de principios inquebrantables. Fue ella quien logró reunir al pueblo cuando todo parecía perdido. Bajo su liderazgo, nació la resistencia contra Morgerathus. Fue la esperanza de Acquanthis cuando la esperanza ya no existía.</text:p>
      <text:p text:style-name="P1">En la grabación, Aeloria hablaba con determinación. Urgía al consejo a proporcionarle los recursos necesarios para actuar de inmediato. Necesitaba un mapa del palacio y unas llaves que solo algunos miembros del consejo poseían. Explicaba que su ejército estaba listo, que los combatientes esperaban<text:span text:style-name="T5"> ordenes</text:span> ocultos bajo el palacio, preparados para atacar.</text:p>
      <text:p text:style-name="P21">—Debe ser esta noche —decía con convicción—. Antes de que sea demasiado tarde.El consejo escuchaba en silencio. Algunos asintieron. Otros parecían dudar.</text:p>
      <text:p text:style-name="P21">Y entonces, el suelo tembló.</text:p>
      <text:p text:style-name="P1">La imagen se sacudió violentamente. Elara sintió que su propio cuerpo reaccionaba al estruendo que ahora resonaba en la grabación. Gritos. Caos. El consejo se dispersó buscando refugio. Fragmentos de piedra cayeron del techo.</text:p>
      <text:p text:style-name="P1">Y luego, la grabación se cortó.</text:p>
      <text:p text:style-name="P1">Durante un largo instante, todo quedó en silencio.</text:p>
      <text:p text:style-name="P1">—Eso es todo… —susurró Kael.</text:p>
      <text:p text:style-name="P1">Ya no había más registros. Ese era el último.</text:p>
      <text:p text:style-name="P1"/>
      <text:p text:style-name="Horizontal_20_Lin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12" text:outline-level="3"><text:span text:style-name="Strong_20_Emphasis"><text:span text:style-name="T7">La </text:span></text:span><text:span text:style-name="Strong_20_Emphasis"><text:span text:style-name="T21">ciudad oculta</text:span></text:span></text:h>
      <text:p text:style-name="P13"><text:s text:c="2"/></text:p>
      <text:p text:style-name="P13"/>
      <text:p text:style-name="P13">Ya no quedaban más registros. Un silencio denso se apoderó de la sala. </text:p>
      <text:p text:style-name="P13">Elara se apartó lentamente. <text:s/></text:p>
      <text:p text:style-name="P13"><text:span text:style-name="T9">E</text:span>l siguiente paso<text:span text:style-name="T11"> logico</text:span> seria investigar el lugar adonde se habia refugiado la resistencia.</text:p>
      <text:p text:style-name="P13"/>
      <text:p text:style-name="P13">—¿Dónde se llevó a cabo aquella reunión? —preguntó, volviéndose hacia Aeternus. <text:s/></text:p>
      <text:p text:style-name="P13">El hombre de cristal no tardó en responder: <text:s/></text:p>
      <text:p text:style-name="P13">—Bajo la ciudad. Acquanthis cuenta con un extenso sistema de desagües. Fue allí donde se ocultó la resistencia. <text:s/></text:p>
      <text:p text:style-name="P13"/>
      <text:p text:style-name="P13">—Podemos ir allí? —pregunto con firmeza—. Si fue el refugio de la resistencia, quizá encontremos algo más de informacion. <text:s/></text:p>
      <text:p text:style-name="P13"/>
      <text:p text:style-name="P13">Aeternus asintió. <text:s/></text:p>
      <text:p text:style-name="P13">—Conozco una entrada. Podemos bajar desde el templo. <text:s/></text:p>
      <text:p text:style-name="P13"/>
      <text:p text:style-name="P13">*** <text:s/></text:p>
      <text:p text:style-name="P13"/>
      <text:p text:style-name="P13">Atravesaron la sala y subieron por la escalera hasta la calle.</text:p>
      <text:p text:style-name="P13">Cruzaron los restos del barrio residencial que Kael habia conocido bien.</text:p>
      <text:p text:style-name="P13">Las casas que el conocia, que ayer mismo estaban en pie, habitadas por gente conocida, estaban hoy derrumbadas y desgastadas por el tiempo.</text:p>
      <text:p text:style-name="P13">No habia nadie alli.</text:p>
      <text:p text:style-name="P13">El unico sonido era el del viento y algunos pajaros.</text:p>
      <text:p text:style-name="P13">La ciudad estaba en silencio.</text:p>
      <text:p text:style-name="P13">Y Aeternus Tambien.</text:p>
      <text:p text:style-name="P13"/>
      <text:p text:style-name="P13">No tardaron en llegar al templo.</text:p>
      <text:p text:style-name="P13"/>
      <text:p text:style-name="P13">Una parte del techo y parte de la pared que daba al sur habian caido<text:span text:style-name="T9">, pero a pesar del tiempo la mayor parte del templo se habia mantenido en buen estado.</text:span></text:p>
      <text:p text:style-name="P13"/>
      <text:p text:style-name="P13">Elara recorrió con la vista el interior. No era muy distinto del Templo de la Lluvia que ella conocía. Sin embargo, algo llamaba su atención: los grabados en las columnas y muros no eran los mismos. <text:s/></text:p>
      <text:p text:style-name="P13"/>
      <text:p text:style-name="P13">Caminó lentamente, rozando la piedra con la yema de los dedos. Las inscripciones hablaban de un elegido, un enviado de *Phluvius*, el Espíritu de la Lluvia, destinado a traer la luz en tiempos de oscuridad. <text:s/></text:p>
      <text:p text:style-name="P13"/>
      <text:p text:style-name="P13">**"El elegido vendrá cuando la sombra caiga sobre la tierra."** <text:s text:c="2"/></text:p>
      <text:p text:style-name="P13"/>
      <text:p text:style-name="P13">En el Templo de la Lluvia que conocía, no había menciones a la "oscuridad" ni a un elegido. <text:s/></text:p>
      <text:p text:style-name="P14">Las referencias a la profesia se repetian.</text:p>
      <text:p text:style-name="P13"/>
      <text:p text:style-name="P13">**"El maligno no triunfará. El elegido llegará."** <text:s/></text:p>
      <text:p text:style-name="P13"><text:soft-page-break/></text:p>
      <text:p text:style-name="P13"><text:span text:style-name="T8">Mientras Elara se detenia para ver de cerca los grabados, </text:span>Aeternus <text:span text:style-name="T8">s</text:span>e limitó a avanzar hacia el altar, donde, entre las sombras, se ocultaba una escalera. <text:s/></text:p>
      <text:p text:style-name="P13"/>
      <text:p text:style-name="P13">—Por aquí. <text:s/></text:p>
      <text:p text:style-name="P13"/>
      <text:p text:style-name="P13">Sin dudar, Elara lo siguió. <text:s/></text:p>
      <text:p text:style-name="P13"/>
      <text:p text:style-name="P13">*** <text:s/></text:p>
      <text:p text:style-name="P13"/>
      <text:p text:style-name="P13">La escalera descendía en espiral, perdiéndose en la oscuridad de la tierra. A medida que bajaban, el aire se volvía más frío, más pesado, como si cada peldaño los alejara del mundo de la superficie. <text:s/></text:p>
      <text:p text:style-name="P13"/>
      <text:p text:style-name="P13">Las antorchas no eran necesarias. A intervalos regulares, algunos bloques de piedra <text:span text:style-name="T8">estaban</text:span> hechos de un cristal azulino que emitía una luz tenue, lo suficientemente fuerte como para iluminar el camino sin extinguirse jamás. <text:s/></text:p>
      <text:p text:style-name="P13"/>
      <text:p text:style-name="P13">Elara apoyó una mano en la pared mientras descendía. La piedra estaba fría. <text:s/></text:p>
      <text:p text:style-name="P13"/>
      <text:p text:style-name="P13">Tras lo que pareció una eternidad, la escalera terminó en una vasta sala hexagonal. <text:s/></text:p>
      <text:p text:style-name="P13"/>
      <text:p text:style-name="P13">Elara miró a su alrededor con asombro. <text:s/></text:p>
      <text:p text:style-name="P13"/>
      <text:p text:style-name="P13">Era una ciudad olvidada bajo la tierra. <text:s/></text:p>
      <text:p text:style-name="P13"/>
      <text:p text:style-name="P13">Las antiguas salas abovedadas estaban conectadas por canales de agua que reflejaban la luz de los cristales en destellos fantasmales. El suelo estaba cubierto de escombros y enredaderas secas que habían logrado abrirse paso entre las grietas de la piedra. Los muros de los pasillos estaban cubiertos de símbolos grabados en una lengua que Elara no reconocía. <text:s/></text:p>
      <text:p text:style-name="P13"/>
      <text:p text:style-name="P13">Aeternus avanzó con paso seguro. —. Aquí se refugiaron los últimos miembros de la resistencia cuando la ciudad cayó. <text:s text:c="2"/>explicó</text:p>
      <text:p text:style-name="P13"/>
      <text:p text:style-name="P13">Elara observó una inscripción parcialmente cubierta por el polvo. Pasó la mano por la superficie para despejarla y leyó en voz baja: <text:s/></text:p>
      <text:p text:style-name="P13"/>
      <text:p text:style-name="P13">**"Cuando las sombras cubran el cielo, el elegido caminará entre nosotros."** <text:s/></text:p>
      <text:p text:style-name="P13"><text:s/></text:p>
      <text:p text:style-name="P13"/>
      <text:p text:style-name="P13">Atravesaron el laberinto de túneles y finalmente llegaron a una sala distinta a las demás<text:span text:style-name="T8">. Elara la reconocio inmediatamente, estaba exactamente igual que en la grabacion</text:span>. <text:s/></text:p>
      <text:p text:style-name="P13"/>
      <text:p text:style-name="P13">Aeternus<text:span text:style-name="T10"> lo confirmo.</text:span></text:p>
      <text:p text:style-name="P13">—<text:span text:style-name="T8"> Esta es l</text:span>a sala de la reunión. <text:s/></text:p>
      <text:p text:style-name="P13"/>
      <text:p text:style-name="P13"/>
      <text:p text:style-name="P13"/>
      <text:p text:style-name="P13"/>
      <text:p text:style-name="P13"/>
      <text:p text:style-name="P13"><text:soft-page-break/></text:p>
      <text:p text:style-name="P23"/>
      <text:p text:style-name="P23">Y entonces lo encontraron.</text:p>
      <text:p text:style-name="P23"><text:span text:style-name="Strong_20_Emphasis"/></text:p>
      <text:p text:style-name="P23"><text:span text:style-name="Strong_20_Emphasis">El Diario de Aeloria</text:span></text:p>
      <text:p text:style-name="P23"/>
      <text:p text:style-name="P23">La sala de la reunión se alzaba ante ellos como un mausoleo del pasado, envuelta en el silencio de los siglos. <text:span text:style-name="T12">Iluminada por </text:span>La luz trémula de los cristales luminosos incrustados en los muros. </text:p>
      <text:p text:style-name="P23">Todo estaba exactamente como lo habían visto en la grabación, salvo por el polvo acumulado en cada rincón, el moho extendiéndose como venas sobre la madera corroída y el aire pesado, cargado con el olor rancio del tiempo detenido.</text:p>
      <text:p text:style-name="P23">Y, sin embargo, en medio de aquella decadencia, algo desentonaba.</text:p>
      <text:p text:style-name="P23">Sobre la mesa de piedra, donde antaño se habían reunido los miembros del consejo, descansaba un <text:span text:style-name="Strong_20_Emphasis">libro</text:span>. No estaba allí en la grabación. No pertenecía a ese lugar, o quizá sí… pero de un modo que escapaba a toda lógica humana.</text:p>
      <text:p text:style-name="P23">A diferencia del mobiliario erosionado y de los pergaminos que se deshacían con el menor roce, el libro permanecía intacto, <text:span text:style-name="Strong_20_Emphasis">ajeno al paso de los siglos</text:span>. Su cubierta de cuero oscuro no mostraba grietas ni signos de desgaste, y en sus bordes pulidos latía un resplandor dorado intermitente, como si respirara.</text:p>
      <text:p text:style-name="P23">Elara sintió un escalofrío recorrer su espalda.</text:p>
      <text:p text:style-name="P23">—Es extraño... —murmuró—. Este libro parece haber sido colocado aquí recientemente. No está cubierto de polvo…</text:p>
      <text:p text:style-name="P23">Aeternus extendió su mano <text:span text:style-name="Strong_20_Emphasis"><text:span text:style-name="T12">p</text:span></text:span><text:span text:style-name="Strong_20_Emphasis">ero no pudo tocarlo.</text:span></text:p>
      <text:p text:style-name="P23">Apenas sus dedos se acercaron al libro, el resplandor dorado se intensificó súbitamente, y una fuerza invisible lo rechazó con violencia. <text:span text:style-name="T13">Un campo de energia que</text:span> llenó el aire con una carga eléctrica. </text:p>
      <text:p text:style-name="P23">—Está protegido por un sello mágico —dijo Aeternus —. He visto esto antes. Nada puede tocarlo… <text:span text:style-name="Strong_20_Emphasis">excepto aquel para quien ha sido destinado.</text:span></text:p>
      <text:p text:style-name="P23">Elara sin pensar, de forma natural, extendió su mano y levantó el libro de la mesa<text:span text:style-name="T13">.</text:span></text:p>
      <text:p text:style-name="P23"><text:span text:style-name="Strong_20_Emphasis"><text:span text:style-name="T15">Entonces</text:span></text:span><text:span text:style-name="Strong_20_Emphasis"> el resplandor cesó.</text:span></text:p>
      <text:p text:style-name="P22"><text:span text:style-name="T14">U</text:span>na corriente de aire frío<text:span text:style-name="T15">,</text:span> como <text:s/>un susurro<text:span text:style-name="T15">,</text:span> se deslizó entre las ruinas.</text:p>
      <text:p text:style-name="P23"/>
      <text:p text:style-name="P23"/>
      <text:p text:style-name="P23"/>
      <text:p text:style-name="P23"/>
      <text:h text:style-name="P15" text:outline-level="3"><text:soft-page-break/><text:span text:style-name="Strong_20_Emphasis"/></text:h>
      <text:h text:style-name="P15" text:outline-level="3"><text:span text:style-name="Strong_20_Emphasis">La destrucción de la ciudad</text:span></text:h>
      <text:p text:style-name="P24"><text:span text:style-name="Strong_20_Emphasis"/></text:p>
      <text:p text:style-name="P24">Aeternus observó a Elara con una quietud inhumana. No parecía sorprendido. <text:span text:style-name="Strong_20_Emphasis">No podía estarlo.</text:span></text:p>
      <text:p text:style-name="P24">—Creo que el libro ha sido escrito para ti —murmuró con la certeza de alguien que había comenzado a ver los hilos invisibles del destino entrelazarse con una lógica cruel e inexorable.</text:p>
      <text:p text:style-name="P24">Elara y Acquanthis… Estaban unidas de un modo que escapaba a toda explicación racional. </text:p>
      <text:p text:style-name="P24"><text:span text:style-name="Strong_20_Emphasis">El parecido con Aeloria.</text:span> Su instinto de lucha. La conexión con Omniscientis. No era una coincidencia. No podía serlo.</text:p>
      <text:p text:style-name="P24">Elara tragó saliva y, con un temor silencioso, <text:span text:style-name="Strong_20_Emphasis">abrió el libro.</text:span></text:p>
      <text:p text:style-name="P24">Las páginas parecían crujir como si no fueran solo pergamino, sino algo vivo, un testimonio latente de un pasado que aún susurraba en la penumbra. Sus dedos se deslizaron sobre la caligrafía pulcra y precisa de Aeloria, y, al leer, sintió como si las palabras no fueran meramente letras muertas sobre el papel, sino ecos de una historia que aún vibraba en las entrañas de la tierra.</text:p>
      <text:p text:style-name="P24"><text:span text:style-name="Emphasis">"Cuando comprendimos la magnitud del poder de Morgerathus, ya era tarde."</text:span></text:p>
      <text:p text:style-name="P24">Elara sintió un escalofrío recorrer su columna. Algo en aquellas palabras tenía el peso de lo inevitable, de un horror tan vasto y absoluto que había sido capaz de sepultar una ciudad entera en el olvido.</text:p>
      <text:p text:style-name="P24"><text:span text:style-name="Emphasis">"Su magia oscura, alimentada con el conocimiento de Omniscientis, le permitía duplicar su ejército, creando soldados sin alma, sombras de sí mismos. Con cada día que pasaba, su fuerza crecía."</text:span></text:p>
      <text:p text:style-name="P24">El aire en la sala pareció tornarse más pesado. Las sombras en las esquinas adquirieron una presencia inquietante, como si algo más estuviera escuchando.</text:p>
      <text:p text:style-name="P24"><text:span text:style-name="Emphasis">"Pero Omniscientis comprendió el peligro. Y entonces, tomó su propia decisión."</text:span></text:p>
      <text:p text:style-name="P24">Elara dejó de respirar. Algo dentro de ella <text:span text:style-name="Strong_20_Emphasis">recordaba esas palabras, aunque jamás las había leído antes.</text:span></text:p>
      <text:p text:style-name="P24"><text:span text:style-name="Emphasis">"En el último momento, cuando la medianoche se acercaba y el conjuro de Morgerathus estaba por completarse, Omniscientis intervino. Evacuó a todos los justos a las montañas. Nos transportó a un lugar seguro, lejos de la ciudad."</text:span></text:p>
      <text:p text:style-name="P24">Las imágenes tomaban forma en su mente. <text:span text:style-name="Strong_20_Emphasis">El pánico. El </text:span><text:span text:style-name="Strong_20_Emphasis"><text:span text:style-name="T16">desconcierto</text:span></text:span><text:span text:style-name="Strong_20_Emphasis">. La certeza de un destino inminente e inescapable.</text:span></text:p>
      <text:p text:style-name="P24"><text:span text:style-name="Emphasis">"Y luego, condenó a la ciudad. Selló a los soldados de Morgerathus en su interior. Y en un instante… Acquanthis fue destruida."</text:span></text:p>
      <text:p text:style-name="P24">Elara dejó caer el libro<text:span text:style-name="T17">, que golpeo el suelo con un sonido seco.</text:span></text:p>
      <text:p text:style-name="P24"><text:span text:style-name="Strong_20_Emphasis"><text:span text:style-name="T17">S</text:span></text:span>intió su propia voz quebrarse .<text:span text:style-name="T16"> </text:span></text:p>
      <text:p text:style-name="P24"><text:soft-page-break/>—<text:span text:style-name="Strong_20_Emphasis">Fue el Codex…—</text:span><text:span text:style-name="Strong_20_Emphasis"><text:span text:style-name="T16"> </text:span></text:span><text:span text:style-name="Strong_20_Emphasis"><text:span text:style-name="T18">murmuró</text:span></text:span></text:p>
      <text:p text:style-name="P24">Las paredes parecieron estremecerse sutilmente. La ciudad sepultada a su alrededor se mantenía en ruinas, pero algo, en algún lugar, <text:span text:style-name="Strong_20_Emphasis">se había despertado.</text:span></text:p>
      <text:p text:style-name="P19"/>
      <text:p text:style-name="P19"/>
      <text:p text:style-name="P19"/>
      <text:p text:style-name="P25"/>
      <text:h text:style-name="P16" text:outline-level="3"><text:span text:style-name="Strong_20_Emphasis">El Legado de Aeloria y la Profecía</text:span></text:h>
      <text:p text:style-name="P25"/>
      <text:p text:style-name="P25">Aeternus quedo inmóvil tras la revelación.</text:p>
      <text:p text:style-name="P25">—El Codex destruyó la ciudad para evitar que su poder cayera en manos de Morgerathus.</text:p>
      <text:p text:style-name="P25">—Y después… se ocultó en la Gran Montaña —murmuró Elara—. </text:p>
      <text:p text:style-name="P25">Sus manos temblaban ligeramente al volver al libro. <text:span text:style-name="Strong_20_Emphasis"><text:span text:style-name="T19">Continu</text:span></text:span><text:span text:style-name="Strong_20_Emphasis">ó leyendo.</text:span></text:p>
      <text:p text:style-name="P25"><text:span text:style-name="Emphasis">"Tras la caída de Acquanthis, comprendí que la lucha no había terminado. Morgerathus sobrevivió. Y mientras continúe con vida, el peligro persistirá. No permitiré que el futuro quede a merced de la oscuridad. Lucharé hasta el final y dejaré este diario para quien venga después. Para aquellos que continuarán la lucha contra el mal."</text:span></text:p>
      <text:p text:style-name="P25">Las palabras parecían arder en la página, inscribiéndose en su mente con una claridad imposible. </text:p>
      <text:p text:style-name="P25"><text:span text:style-name="Emphasis">"Porque la profecía dice que vendrá un día en que el maligno regresará."</text:span></text:p>
      <text:p text:style-name="P25"><text:span text:style-name="Emphasis">"Y en ese día, el elegido se presentará para liberar al mundo de la oscuridad."</text:span></text:p>
      <text:p text:style-name="P25"/>
      <text:p text:style-name="P25">En su interior Elara sentía que aquellas palabras estaban dirigidas a ella </text:p>
      <text:p text:style-name="P25">Algo en su interior no le permitia ignorar el peligro.</text:p>
      <text:p text:style-name="P25">Elara cerró los ojos por un instante. Pero en la oscuridad de sus pensamientos solo vio una figura, un rostro deformado por la sombra, un eco de un poder ancestral que nunca había sido verdaderamente erradicado.</text:p>
      <text:p text:style-name="P25"><text:span text:style-name="Strong_20_Emphasis">Morgerathus seguía con vida.</text:span></text:p>
      <text:p text:style-name="P25">Y no solo eso. <text:span text:style-name="Strong_20_Emphasis">Esperaba.</text:span> Movía sus hilos en la penumbra, preparando su regreso<text:span text:style-name="T20">.</text:span></text:p>
      <text:p text:style-name="P20">vivía con un único objetivo, dominar el mundo, y No se detendría hasta encontrar el libro<text:span text:style-name="T20">.</text:span></text:p>
      <text:p text:style-name="P20"/>
      <text:p text:style-name="P25"><text:span text:style-name="T20">A</text:span>hora ella lo sabía.</text:p>
      <text:p text:style-name="P25">Y siendo que el mundo desconocía la amenaza nadie iba a detenerlo<text:span text:style-name="T20">, s</text:span>i ella no lo hacía. </text:p>
      <text:p text:style-name="P25"/>
      <text:p text:style-name="P25"><text:soft-page-break/>Simplemente no tenía otra elección </text:p>
      <text:p text:style-name="P25"/>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22T17:03:08.156000000</meta:creation-date>
    <dc:date>2025-03-01T18:32:53.437000000</dc:date>
    <meta:editing-duration>PT4H47M28S</meta:editing-duration>
    <meta:editing-cycles>14</meta:editing-cycles>
    <meta:generator>LibreOffice/7.3.5.2$Windows_X86_64 LibreOffice_project/184fe81b8c8c30d8b5082578aee2fed2ea847c01</meta:generator>
    <meta:document-statistic meta:table-count="0" meta:image-count="0" meta:object-count="0" meta:page-count="9" meta:paragraph-count="150" meta:word-count="2449" meta:character-count="14792" meta:non-whitespace-character-count="12422"/>
  </office:meta>
</office:document-meta>
</file>